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Verdana" svg:font-family="Verdana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Text_20_body" style:list-style-name="L1">
      <style:paragraph-properties fo:text-align="start" style:justify-single-word="false"/>
    </style:style>
    <style:style style:name="P5" style:family="paragraph" style:parent-style-name="Text_20_body" style:list-style-name="L2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15cm" fo:border="0.035cm solid #000000" style:shadow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Matador</text:h>
      <text:p text:style-name="P1"><text:span text:style-name="T1">Mappen GUI</text:span> indeholder den grafiske del af spillet. </text:p>
      <text:p text:style-name="P1">Funktionerne i gui'en kan tilgåes vía de statiske metoder i klassen GUI.</text:p>
      <text:p text:style-name="P1">Gui'en er lavet af Ronnie Dalsgaard Nielsen og revideret af Daniel Kolditz Rubin-Grøn</text:p>
      <text:p text:style-name="P1"/>
      <text:p text:style-name="P1"><text:span text:style-name="T1">Mappen Matador</text:span> indeholder et logisk matadorspil lavet af gruppe 57 (02312E11)</text:p>
      <text:p text:style-name="P1"/>
      <text:p text:style-name="P1"><draw:frame draw:style-name="fr1" draw:name="Ramme1" text:anchor-type="paragraph" svg:width="13.975cm" draw:z-index="0"><draw:text-box fo:min-height="0.654cm"><text:p text:style-name="P7">Spillet startes med main-metoden i /Matador/matador.Main.class</text:p></draw:text-box></draw:frame></text:p>
      <text:p text:style-name="P1"/>
      <text:p text:style-name="P1">Der er lavet følgende ændringer i matador spillet:</text:p>
      <text:list xml:id="list33484268" text:style-name="L1">
        <text:list-item>
          <text:p text:style-name="P4">Alle feltnavne er, i mindre grad, justeret sådan at de passer til gui'en.</text:p>
        </text:list-item>
      </text:list>
      <text:list xml:id="list33501097" text:style-name="L2">
        <text:list-item>
          <text:p text:style-name="P5">Linieskift er lavet med &lt;br&gt;, da der ikke er plads til fulde vejnavne på felterne.</text:p>
        </text:list-item>
        <text:list-item>
          <text:p text:style-name="P5">Tekst er rettet således at æ,ø og å vises rigtigt.</text:p>
        </text:list-item>
        <text:list-item>
          <text:p text:style-name="P5">De fleste vejnavne har fået prefixet &lt;b&gt;, så de på gui'en skrives med ”fed”.</text:p>
        </text:list-item>
      </text:list>
      <text:list xml:id="list33529497" text:continue-list="list33484268" text:style-name="L1">
        <text:list-item>
          <text:p text:style-name="P4">Hvor det passer i logikken er der tilføjet metode kald til GUI-klassen, sådan at spillet kan følges på gui'en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Verdana" svg:font-family="Verdana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Verdana" fo:font-size="10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 fo:font-size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size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nnie </meta:initial-creator>
    <meta:creation-date>2012-01-16T13:15:06.09</meta:creation-date>
    <dc:date>2012-01-16T13:39:44.48</dc:date>
    <dc:creator>Ronnie </dc:creator>
    <meta:editing-duration>PT17M26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12" meta:word-count="136" meta:character-count="802"/>
  </office:meta>
</office:document-meta>
</file>